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49dc" officeooo:paragraph-rsid="000249dc"/>
    </style:style>
    <style:style style:name="P2" style:family="paragraph" style:parent-style-name="Standard">
      <style:text-properties officeooo:paragraph-rsid="000249dc"/>
    </style:style>
    <style:style style:name="P3" style:family="paragraph" style:parent-style-name="Standard">
      <style:text-properties officeooo:rsid="0002cbd2" officeooo:paragraph-rsid="0002cbd2"/>
    </style:style>
    <style:style style:name="P4" style:family="paragraph" style:parent-style-name="Standard">
      <style:text-properties officeooo:rsid="00046f78" officeooo:paragraph-rsid="00046f78"/>
    </style:style>
    <style:style style:name="P5" style:family="paragraph" style:parent-style-name="Standard">
      <style:text-properties officeooo:rsid="0006623e" officeooo:paragraph-rsid="0006623e"/>
    </style:style>
    <style:style style:name="T1" style:family="text">
      <style:text-properties officeooo:rsid="000249dc"/>
    </style:style>
    <style:style style:name="T2" style:family="text">
      <style:text-properties fo:language="es" fo:country="ES"/>
    </style:style>
    <style:style style:name="T3" style:family="text">
      <style:text-properties officeooo:rsid="000662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CABULARY</text:p>
      <text:p text:style-name="P1"/>
      <text:p text:style-name="P1">Layers Capas</text:p>
      <text:p text:style-name="P1">GUI Interfaz grafica</text:p>
      <text:p text:style-name="P2"><text:span text:style-name="T1">Manage </text:span><text:bookmark text:name="tw-target-text"/><text:span text:style-name="T2">administrar</text:span></text:p>
      <text:p text:style-name="P1">Stands of Representar</text:p>
      <text:p text:style-name="P1">Allows Permitir</text:p>
      <text:p text:style-name="P1">Instead of en lugar que </text:p>
      <text:p text:style-name="P1">Since desde</text:p>
      <text:p text:style-name="P1">improved mejorar</text:p>
      <text:p text:style-name="P1">outstanding remarcable</text:p>
      <text:p text:style-name="P1">majored especialidad</text:p>
      <text:p text:style-name="P1">widely-ported adaptar algo</text:p>
      <text:p text:style-name="P1">anoyed molesto</text:p>
      <text:p text:style-name="P1">GPL Type of license</text:p>
      <text:p text:style-name="P1">Knowledgeable Experto</text:p>
      <text:p text:style-name="P1">Booting up Arranque</text:p>
      <text:p text:style-name="P1">Fortnihts dos semanas</text:p>
      <text:p text:style-name="P1">Sue demandar</text:p>
      <text:p text:style-name="P1">Trial juicio</text:p>
      <text:p text:style-name="P1">Solicitor abogado papeles</text:p>
      <text:p text:style-name="P1">Barrister abogado serio</text:p>
      <text:p text:style-name="P1">whealthy rico</text:p>
      <text:p text:style-name="P1">Acordding to Segun </text:p>
      <text:p text:style-name="P1">span cubrir </text:p>
      <text:p text:style-name="P1"/>
      <text:p text:style-name="P1"/>
      <text:p text:style-name="P1">AGO Past simple</text:p>
      <text:p text:style-name="P1">While Past continious </text:p>
      <text:p text:style-name="P1"/>
      <text:p text:style-name="P1">P.<text:span text:style-name="T3">SIMPLE</text:span></text:p>
      <text:p text:style-name="P5">punto en el pasado </text:p>
      <text:p text:style-name="P1">ago when suddenly yesterday fechas</text:p>
      <text:p text:style-name="P1"/>
      <text:p text:style-name="P1">sujeto+ v -ed </text:p>
      <text:p text:style-name="P1">suijeto + was were </text:p>
      <text:p text:style-name="P1"><text:s/>o verbo segunda columna</text:p>
      <text:p text:style-name="P1"/>
      <text:p text:style-name="P1">P CONTINUO </text:p>
      <text:p text:style-name="P1">while </text:p>
      <text:p text:style-name="P5">algo que empezo en el pasado</text:p>
      <text:p text:style-name="P1">sujeto + was were + v -ing</text:p>
      <text:p text:style-name="P1"/>
      <text:p text:style-name="P1">P.PERFECTO </text:p>
      <text:p text:style-name="P1">before never alredy </text:p>
      <text:p text:style-name="P5">algo que ha pasado en un punto anterior en el pasado</text:p>
      <text:p text:style-name="P1"/>
      <text:p text:style-name="P1">sujeto + had + -ed</text:p>
      <text:p text:style-name="P1"/>
      <text:p text:style-name="P3">tercera columna</text:p>
      <text:p text:style-name="P3"/>
      <text:p text:style-name="P3"/>
      <text:p text:style-name="P4"><text:soft-page-break/>MODALS VERBS </text:p>
      <text:p text:style-name="P4"/>
      <text:p text:style-name="P4">MUST<text:tab/><text:tab/><text:tab/>=<text:tab/><text:tab/>HAVE TO</text:p>
      <text:p text:style-name="P4">deber <text:tab/><text:tab/><text:tab/><text:tab/><text:tab/>tener que <text:s/>(mas obligatorio)</text:p>
      <text:p text:style-name="P4"/>
      <text:p text:style-name="P4"/>
      <text:p text:style-name="P4">MUSTN’T <text:tab/><text:tab/>!= <text:tab/><text:tab/>DONT HAVE TO </text:p>
      <text:p text:style-name="P4">no debes<text:tab/><text:tab/><text:tab/><text:tab/>no es necesario</text:p>
      <text:p text:style-name="P4"/>
      <text:p text:style-name="P4">ADVICE <text:tab/>SHOULD <text:s/>go to the doctor</text:p>
      <text:p text:style-name="P4">consejo<text:tab/>OUGHT TO</text:p>
      <text:p text:style-name="P4"/>
      <text:p text:style-name="P4"/>
      <text:p text:style-name="P4">PROBABILITY MAY – MIGHT- CAN</text:p>
      <text:p text:style-name="P4"><text:tab/><text:tab/> <text:s text:c="3"/>puede <text:s/>podria <text:tab/></text:p>
      <text:p text:style-name="P4"><text:tab/>+ probable <text:s text:c="4"/>- probable <text:s/>+ probab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12:28:25.221000000</meta:creation-date>
    <dc:date>2023-02-27T12:48:06.010000000</dc:date>
    <meta:editing-duration>PT19M40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51" meta:word-count="167" meta:character-count="1026" meta:non-whitespace-character-count="862"/>
  </office:meta>
</office:document-meta>
</file>